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8.8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Good" office:value-type="string" calcext:value-type="string">
            <text:p>Микропроцессорная техник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Однокристальные 4-разрядные микроЭВМ серии К1814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Адаптер магистралей СМ ЭВМ и микроЭВМ "Электроника 60"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Скоростной дуплексный адаптер межпроцессорной связи "Электроника МС 8002"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Унифицированный источник питания для 16-разрядных микроЭВМ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Адресация данных в потоковой мультимикропроцессорной системе с магистральной структурой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Одноплатные микроЭВМ ряда «Электроника МС 1201» – Дшхунян В.Л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МикроЭВМ «Электроника МС 1211», «Электроника МС 1212»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Однокристальная 16-разрядная микропроцессорная СБИС повышенной производительности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Микропроцессорный комплект БИС серии К583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Особенности структуры центральных процессоров на основе БИС серий К588, К589, К1804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Средства расширения вычислительных комплексов – «Электроника МС 9506», «Электроника МС 9604», «Электроника МС 4613»</text:p>
          </table:table-cell>
          <table:table-cell office:value-type="string" calcext:value-type="string">
            <text:p>2.198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Good" office:value-type="string" calcext:value-type="string">
            <text:p>Персональные компьютер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Бытовая персональная микроЭВМ "Электроника БК-0010"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Система диагностики неисправностей микропроцессорной аппаратуры на базе персонального компьютера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Профессиональные персональные ЭВМ «Искра 226»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Особенности реализации программных систем на микроЭВМ «Искра 226»</text:p>
          </table:table-cell>
          <table:table-cell office:value-type="string" calcext:value-type="string">
            <text:p>2.1985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Good" office:value-type="string" calcext:value-type="string">
            <text:p>Программное обеспечени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истема программирования и отладки микроЭВМ на базе измерительно-вычислительного комплекса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Система подготовки программ для микропроцессора КР580ИК80 на базе микроЭВМ "Искра-226"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Опыт функционирования промышленного предприятия по производствупрограммных средств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Наука о программаях (письмо в редакцию)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Программирование: ремесло, наука, искусство, технология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Система проектирования программируемой логики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Драйвер параллельной связи микроЭВМ с дисплеем и устройством мозаичной печати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Алгоритмический язык в школьном курсе основ информатики и вычислительной техники</text:p>
          </table:table-cell>
          <table:table-cell office:value-type="string" calcext:value-type="string">
            <text:p>2.198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Good" office:value-type="string" calcext:value-type="string">
            <text:p>Применение микропроцессорных средст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именение однокристального микропроцессора К1801ВМ1 в автономных системах сбора и обработки информации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Микропроцессорные модули для автоматизированных установок физики высоких энергий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Система автоматизации Сибирского солнечного телескопа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Микропроцессорный кардиомонитор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Система автоматизации производства на базе микроЭВМ «Электроника-60М»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Помехоустойчивый АЦП, сопрягаемый с микропроцессором КР580ИК80</text:p>
          </table:table-cell>
          <table:table-cell office:value-type="string" calcext:value-type="string">
            <text:p>2.1985</text:p>
          </table:table-cell>
        </table:table-row>
        <table:table-row table:style-name="ro1">
          <table:table-cell/>
          <table:table-cell office:value-type="string" calcext:value-type="string">
            <text:p>Программируемый 8-головый синтезатор на базе микроЭВМ</text:p>
          </table:table-cell>
          <table:table-cell office:value-type="string" calcext:value-type="string">
            <text:p>2.198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Good" office:value-type="string" calcext:value-type="string">
            <text:p>Учебный цент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Использование нескольких микропроцессоров в микроЭВМ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Быстродействующий аналогово-цифровой преобразователь для микропроцессорных систем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Лаборатория по изучению микропроцессорных комплектов с фиксированным набором команд</text:p>
          </table:table-cell>
          <table:table-cell office:value-type="string" calcext:value-type="string">
            <text:p>1.1985</text:p>
          </table:table-cell>
        </table:table-row>
        <table:table-row table:style-name="ro1">
          <table:table-cell/>
          <table:table-cell office:value-type="string" calcext:value-type="string">
            <text:p>Применение БИС КР580ВВ51 для релизации последовательных интерфейсов микропроцессорных систем</text:p>
          </table:table-cell>
          <table:table-cell office:value-type="string" calcext:value-type="string">
            <text:p>1.198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Good" office:value-type="string" calcext:value-type="string">
            <text:p>Дополнительны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ермины и определения: Внешние запоминающие устройства</text:p>
          </table:table-cell>
          <table:table-cell office:value-type="string" calcext:value-type="string">
            <text:p>1.1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.00.0000</text:date>, <text:time style:data-style-name="N2" text:time-value="12:19:04.102838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09:53:53.870993749</meta:creation-date>
    <dc:date>2023-05-30T10:21:32.667794967</dc:date>
    <meta:editing-duration>PT1M34S</meta:editing-duration>
    <meta:editing-cycles>1</meta:editing-cycles>
    <meta:generator>LibreOffice/6.4.7.2$Linux_X86_64 LibreOffice_project/40$Build-2</meta:generator>
    <meta:document-statistic meta:table-count="1" meta:cell-count="76" meta:object-count="0"/>
  </office:meta>
</office:document-meta>
</file>